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0615b5"/>
    </style:style>
    <style:style style:name="P2" style:family="paragraph" style:parent-style-name="Text_20_body">
      <style:text-properties officeooo:rsid="00073425" officeooo:paragraph-rsid="00073425"/>
    </style:style>
    <style:style style:name="P3" style:family="paragraph" style:parent-style-name="Text_20_body">
      <style:text-properties style:font-name="DejaVu Sans" fo:font-size="10.5pt" fo:font-weight="normal" officeooo:rsid="00d9faa2" officeooo:paragraph-rsid="00073425" style:font-size-asian="10.5pt" style:font-weight-asian="normal" style:font-size-complex="10.5pt" style:font-weight-complex="normal"/>
    </style:style>
    <style:style style:name="P4" style:family="paragraph" style:parent-style-name="Text_20_body" style:list-style-name="L1">
      <style:text-properties style:font-name="DejaVu Sans" fo:font-size="10.5pt" fo:font-weight="normal" officeooo:paragraph-rsid="00073425" style:font-size-asian="10.5pt" style:font-weight-asian="normal" style:font-size-complex="10.5pt" style:font-weight-complex="normal"/>
    </style:style>
    <style:style style:name="P5" style:family="paragraph" style:parent-style-name="Text_20_body" style:list-style-name="L1">
      <style:text-properties style:font-name="DejaVu Sans" fo:font-size="10.5pt" fo:font-weight="normal" officeooo:paragraph-rsid="0009603f" style:font-size-asian="10.5pt" style:font-weight-asian="normal" style:font-size-complex="10.5pt" style:font-weight-complex="normal"/>
    </style:style>
    <style:style style:name="P6" style:family="paragraph" style:parent-style-name="Text_20_body" style:list-style-name="L1">
      <style:text-properties style:font-name="DejaVu Sans" fo:font-size="10.5pt" fo:font-weight="normal" officeooo:paragraph-rsid="001108cd" style:font-size-asian="10.5pt" style:font-weight-asian="normal" style:font-size-complex="10.5pt" style:font-weight-complex="normal"/>
    </style:style>
    <style:style style:name="P7" style:family="paragraph" style:parent-style-name="Text_20_body">
      <style:text-properties style:font-name="DejaVu Sans" fo:font-size="10.5pt" fo:font-weight="normal" officeooo:rsid="000ac087" officeooo:paragraph-rsid="000ac087" style:font-size-asian="10.5pt" style:font-weight-asian="normal" style:font-size-complex="10.5pt" style:font-weight-complex="normal"/>
    </style:style>
    <style:style style:name="P8" style:family="paragraph" style:parent-style-name="Text_20_body">
      <style:text-properties style:font-name="DejaVu Sans" fo:font-size="10.5pt" fo:font-weight="normal" officeooo:rsid="000ac087" officeooo:paragraph-rsid="001108cd" style:font-size-asian="10.5pt" style:font-weight-asian="normal" style:font-size-complex="10.5pt" style:font-weight-complex="normal"/>
    </style:style>
    <style:style style:name="P9" style:family="paragraph" style:parent-style-name="Text_20_body" style:list-style-name="L1">
      <style:text-properties style:font-name="DejaVu Sans" fo:font-size="10.5pt" fo:font-weight="normal" officeooo:paragraph-rsid="00073425" fo:background-color="#ffff00" style:font-size-asian="10.5pt" style:font-weight-asian="normal" style:font-size-complex="10.5pt" style:font-weight-complex="normal"/>
    </style:style>
    <style:style style:name="P10" style:family="paragraph" style:parent-style-name="Text_20_body" style:list-style-name="L1">
      <style:text-properties style:font-name="DejaVu Sans" fo:font-size="10.5pt" fo:font-weight="normal" officeooo:paragraph-rsid="0009603f" fo:background-color="#ffff00" style:font-size-asian="10.5pt" style:font-weight-asian="normal" style:font-size-complex="10.5pt" style:font-weight-complex="normal"/>
    </style:style>
    <style:style style:name="P11" style:family="paragraph" style:parent-style-name="Text_20_body" style:list-style-name="L1">
      <style:text-properties style:font-name="DejaVu Sans" fo:font-size="10.5pt" fo:font-weight="normal" officeooo:paragraph-rsid="001108cd" fo:background-color="#ffff00" style:font-size-asian="10.5pt" style:font-weight-asian="normal" style:font-size-complex="10.5pt" style:font-weight-complex="normal"/>
    </style:style>
    <style:style style:name="P12" style:family="paragraph" style:parent-style-name="Text_20_body" style:list-style-name="L1">
      <style:text-properties style:font-name="DejaVu Sans" fo:font-size="10.5pt" fo:font-weight="normal" officeooo:rsid="0009603f" officeooo:paragraph-rsid="000f5b33" fo:background-color="#ffff00" style:font-size-asian="10.5pt" style:font-weight-asian="normal" style:font-size-complex="10.5pt" style:font-weight-complex="normal"/>
    </style:style>
    <style:style style:name="P13" style:family="paragraph" style:parent-style-name="Text_20_body" style:list-style-name="L1">
      <style:text-properties style:font-name="DejaVu Sans" fo:font-size="10.5pt" fo:font-weight="normal" officeooo:rsid="00c7f047" officeooo:paragraph-rsid="000f5b33" fo:background-color="#ffff00" style:font-size-asian="10.5pt" style:font-weight-asian="normal" style:font-size-complex="10.5pt" style:font-weight-complex="normal"/>
    </style:style>
    <style:style style:name="P14" style:family="paragraph" style:parent-style-name="Text_20_body" style:list-style-name="L1">
      <style:text-properties style:font-name="DejaVu Sans" fo:font-size="10.5pt" fo:font-weight="normal" officeooo:rsid="00c7f047" officeooo:paragraph-rsid="001108cd" fo:background-color="#ffff00" style:font-size-asian="10.5pt" style:font-weight-asian="normal" style:font-size-complex="10.5pt" style:font-weight-complex="normal"/>
    </style:style>
    <style:style style:name="P15" style:family="paragraph" style:parent-style-name="Text_20_body" style:list-style-name="L1">
      <style:text-properties style:font-name="DejaVu Sans" fo:font-size="10.5pt" fo:font-weight="bold" officeooo:paragraph-rsid="00073425" style:font-size-asian="10.5pt" style:font-weight-asian="bold" style:font-size-complex="10.5pt" style:font-weight-complex="bold"/>
    </style:style>
    <style:style style:name="P16" style:family="paragraph" style:parent-style-name="Text_20_body" style:list-style-name="L1">
      <style:text-properties style:font-name="DejaVu Sans" fo:font-size="10.5pt" fo:font-weight="bold" officeooo:paragraph-rsid="0009603f" style:font-size-asian="10.5pt" style:font-weight-asian="bold" style:font-size-complex="10.5pt" style:font-weight-complex="bold"/>
    </style:style>
    <style:style style:name="P17" style:family="paragraph" style:parent-style-name="Text_20_body" style:list-style-name="L1">
      <style:text-properties style:font-name="DejaVu Sans" fo:font-size="10.5pt" fo:font-weight="bold" officeooo:paragraph-rsid="001108cd" style:font-size-asian="10.5pt" style:font-weight-asian="bold" style:font-size-complex="10.5pt" style:font-weight-complex="bold"/>
    </style:style>
    <style:style style:name="P18" style:family="paragraph" style:parent-style-name="Text_20_body" style:list-style-name="L1">
      <style:text-properties style:font-name="DejaVu Sans" fo:font-size="10.5pt" fo:font-weight="bold" officeooo:rsid="00c7f047" officeooo:paragraph-rsid="00073425" style:font-size-asian="10.5pt" style:font-weight-asian="bold" style:font-size-complex="10.5pt" style:font-weight-complex="bold"/>
    </style:style>
    <style:style style:name="P19" style:family="paragraph" style:parent-style-name="Text_20_body" style:list-style-name="L1">
      <style:text-properties style:font-name="DejaVu Sans" fo:font-size="10.5pt" fo:font-weight="bold" officeooo:rsid="00c7f047" officeooo:paragraph-rsid="0009603f" style:font-size-asian="10.5pt" style:font-weight-asian="bold" style:font-size-complex="10.5pt" style:font-weight-complex="bold"/>
    </style:style>
    <style:style style:name="P20" style:family="paragraph" style:parent-style-name="Text_20_body" style:list-style-name="L1">
      <style:text-properties style:font-name="DejaVu Sans" fo:font-size="10.5pt" fo:font-weight="bold" officeooo:rsid="00c7f047" officeooo:paragraph-rsid="001108cd" style:font-size-asian="10.5pt" style:font-weight-asian="bold" style:font-size-complex="10.5pt" style:font-weight-complex="bold"/>
    </style:style>
    <style:style style:name="P21" style:family="paragraph" style:parent-style-name="Text_20_body" style:list-style-name="L1">
      <style:text-properties officeooo:paragraph-rsid="00073425"/>
    </style:style>
    <style:style style:name="P22" style:family="paragraph" style:parent-style-name="Text_20_body" style:list-style-name="L1">
      <style:text-properties officeooo:paragraph-rsid="0007880f"/>
    </style:style>
    <style:style style:name="P23" style:family="paragraph" style:parent-style-name="Text_20_body" style:list-style-name="L1">
      <style:text-properties officeooo:paragraph-rsid="00094733"/>
    </style:style>
    <style:style style:name="P24" style:family="paragraph" style:parent-style-name="Text_20_body" style:list-style-name="L1">
      <style:text-properties officeooo:paragraph-rsid="0009603f"/>
    </style:style>
    <style:style style:name="P25" style:family="paragraph" style:parent-style-name="Text_20_body" style:list-style-name="L1">
      <style:text-properties officeooo:paragraph-rsid="000ac087"/>
    </style:style>
    <style:style style:name="P26" style:family="paragraph" style:parent-style-name="Text_20_body" style:list-style-name="L1">
      <style:text-properties officeooo:paragraph-rsid="000f5b33"/>
    </style:style>
    <style:style style:name="P27" style:family="paragraph" style:parent-style-name="Text_20_body" style:list-style-name="L1">
      <style:text-properties officeooo:paragraph-rsid="001108cd"/>
    </style:style>
    <style:style style:name="P28" style:family="paragraph" style:parent-style-name="Text_20_body" style:list-style-name="L1">
      <style:text-properties officeooo:paragraph-rsid="0012b9ae"/>
    </style:style>
    <style:style style:name="P29" style:family="paragraph" style:parent-style-name="Text_20_body" style:list-style-name="L1">
      <style:text-properties fo:color="#000000" officeooo:paragraph-rsid="00073425"/>
    </style:style>
    <style:style style:name="P30" style:family="paragraph" style:parent-style-name="Text_20_body">
      <style:text-properties officeooo:rsid="0009603f" officeooo:paragraph-rsid="001108cd"/>
    </style:style>
    <style:style style:name="P31" style:family="paragraph" style:parent-style-name="Text_20_body">
      <style:text-properties fo:font-weight="bold" officeooo:rsid="0009603f" officeooo:paragraph-rsid="001108cd" style:font-weight-asian="bold" style:font-weight-complex="bold"/>
    </style:style>
    <style:style style:name="P32" style:family="paragraph" style:parent-style-name="Text_20_body">
      <style:text-properties officeooo:paragraph-rsid="0009603f"/>
    </style:style>
    <style:style style:name="P33" style:family="paragraph" style:parent-style-name="Text_20_body">
      <style:text-properties officeooo:paragraph-rsid="000f5b33"/>
    </style:style>
    <style:style style:name="P34" style:family="paragraph" style:parent-style-name="Heading_20_1">
      <style:paragraph-properties fo:break-before="page"/>
      <style:text-properties officeooo:paragraph-rsid="000615b5"/>
    </style:style>
    <style:style style:name="T1" style:family="text">
      <style:text-properties officeooo:rsid="000615b5"/>
    </style:style>
    <style:style style:name="T2" style:family="text">
      <style:text-properties fo:font-variant="normal" fo:text-transform="none" fo:color="#333333" fo:letter-spacing="normal" fo:font-style="italic" fo:font-weight="normal" officeooo:rsid="0159c9b5" fo:background-color="#ffffff" loext:char-shading-value="0" style:font-style-asian="italic" style:font-weight-asian="normal" style:font-style-complex="italic" style:font-weight-complex="normal"/>
    </style:style>
    <style:style style:name="T3" style:family="text">
      <style:text-properties fo:font-variant="normal" fo:text-transform="none" fo:color="#333333" fo:letter-spacing="normal" fo:font-style="normal" fo:font-weight="normal" officeooo:rsid="0159c9b5" fo:background-color="#ffffff" loext:char-shading-value="0" style:font-weight-asian="normal" style:font-weight-complex="normal"/>
    </style:style>
    <style:style style:name="T4" style:family="text">
      <style:text-properties fo:font-variant="normal" fo:text-transform="none" fo:color="#333333" fo:letter-spacing="normal" fo:font-style="normal" fo:font-weight="normal" officeooo:rsid="00682ded" fo:background-color="#ffffff" loext:char-shading-value="0" style:font-weight-asian="normal" style:font-weight-complex="normal"/>
    </style:style>
    <style:style style:name="T5" style:family="text">
      <style:text-properties fo:font-variant="normal" fo:text-transform="none" fo:color="#333333" fo:letter-spacing="normal" fo:font-style="normal" fo:font-weight="normal" officeooo:rsid="000f5b33" fo:background-color="#ffffff" loext:char-shading-value="0" style:font-weight-asian="normal" style:font-weight-complex="normal"/>
    </style:style>
    <style:style style:name="T6" style:family="text">
      <style:text-properties fo:font-variant="normal" fo:text-transform="none" fo:color="#333333" style:font-name="DejaVu Sans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7" style:family="text">
      <style:text-properties fo:font-variant="normal" fo:text-transform="none" fo:color="#333333" style:font-name="DejaVu Sans" fo:font-size="10.5pt" fo:letter-spacing="normal" fo:font-style="normal" fo:font-weight="normal" officeooo:rsid="001e8461" style:font-size-asian="10.5pt" style:font-weight-asian="normal" style:font-size-complex="10.5pt" style:font-weight-complex="normal"/>
    </style:style>
    <style:style style:name="T8" style:family="text">
      <style:text-properties fo:font-variant="normal" fo:text-transform="none" fo:color="#333333" style:font-name="DejaVu Sans" fo:font-size="10.5pt" fo:letter-spacing="normal" fo:font-style="normal" fo:font-weight="normal" officeooo:rsid="00b5b6e4" style:font-size-asian="10.5pt" style:font-weight-asian="normal" style:font-size-complex="10.5pt" style:font-weight-complex="normal"/>
    </style:style>
    <style:style style:name="T9" style:family="text">
      <style:text-properties fo:font-variant="normal" fo:text-transform="none" fo:color="#333333" style:font-name="DejaVu Sans" fo:font-size="10.5pt" fo:letter-spacing="normal" fo:font-style="normal" fo:font-weight="normal" officeooo:rsid="0024517f" style:font-size-asian="10.5pt" style:font-weight-asian="normal" style:font-size-complex="10.5pt" style:font-weight-complex="normal"/>
    </style:style>
    <style:style style:name="T10" style:family="text">
      <style:text-properties fo:font-variant="normal" fo:text-transform="none" fo:color="#333333" style:font-name="DejaVu Sans" fo:font-size="10.5pt" fo:letter-spacing="normal" fo:font-style="normal" fo:font-weight="normal" officeooo:rsid="00b862e8" style:font-size-asian="10.5pt" style:font-weight-asian="normal" style:font-size-complex="10.5pt" style:font-weight-complex="normal"/>
    </style:style>
    <style:style style:name="T11" style:family="text">
      <style:text-properties fo:font-variant="normal" fo:text-transform="none" fo:color="#333333" style:font-name="DejaVu Sans" fo:font-size="10.5pt" fo:letter-spacing="normal" fo:font-style="normal" fo:font-weight="normal" officeooo:rsid="00682ded" style:font-size-asian="10.5pt" style:font-weight-asian="normal" style:font-size-complex="10.5pt" style:font-weight-complex="normal"/>
    </style:style>
    <style:style style:name="T12" style:family="text">
      <style:text-properties fo:font-variant="normal" fo:text-transform="none" fo:color="#333333" style:font-name="DejaVu Sans" fo:font-size="10.5pt" fo:letter-spacing="normal" fo:font-style="normal" fo:font-weight="normal" officeooo:rsid="006b3a32" style:font-size-asian="10.5pt" style:font-weight-asian="normal" style:font-size-complex="10.5pt" style:font-weight-complex="normal"/>
    </style:style>
    <style:style style:name="T13" style:family="text">
      <style:text-properties fo:font-variant="normal" fo:text-transform="none" fo:color="#333333" style:font-name="DejaVu Sans" fo:font-size="10.5pt" fo:letter-spacing="normal" fo:font-style="normal" fo:font-weight="normal" officeooo:rsid="002d6261" style:font-size-asian="10.5pt" style:font-weight-asian="normal" style:font-size-complex="10.5pt" style:font-weight-complex="normal"/>
    </style:style>
    <style:style style:name="T14" style:family="text">
      <style:text-properties fo:font-variant="normal" fo:text-transform="none" fo:color="#333333" style:font-name="DejaVu Sans" fo:font-size="10.5pt" fo:letter-spacing="normal" fo:font-style="normal" fo:font-weight="normal" officeooo:rsid="00259c83" style:font-size-asian="10.5pt" style:font-weight-asian="normal" style:font-size-complex="10.5pt" style:font-weight-complex="normal"/>
    </style:style>
    <style:style style:name="T15" style:family="text">
      <style:text-properties fo:font-variant="normal" fo:text-transform="none" fo:color="#333333" style:font-name="DejaVu Sans" fo:font-size="10.5pt" fo:letter-spacing="normal" fo:font-style="normal" fo:font-weight="normal" officeooo:rsid="006a73d3" style:font-size-asian="10.5pt" style:font-weight-asian="normal" style:font-size-complex="10.5pt" style:font-weight-complex="normal"/>
    </style:style>
    <style:style style:name="T16" style:family="text">
      <style:text-properties fo:font-variant="normal" fo:text-transform="none" fo:color="#333333" style:font-name="DejaVu Sans" fo:font-size="10.5pt" fo:letter-spacing="normal" fo:font-style="normal" fo:font-weight="normal" officeooo:rsid="0159c9b5" style:font-size-asian="10.5pt" style:font-weight-asian="normal" style:font-size-complex="10.5pt" style:font-weight-complex="normal"/>
    </style:style>
    <style:style style:name="T17" style:family="text">
      <style:text-properties fo:font-variant="normal" fo:text-transform="none" fo:color="#333333" style:font-name="DejaVu Sans" fo:font-size="10.5pt" fo:letter-spacing="normal" fo:font-style="normal" fo:font-weight="normal" officeooo:rsid="01882124" style:font-size-asian="10.5pt" style:font-weight-asian="normal" style:font-size-complex="10.5pt" style:font-weight-complex="normal"/>
    </style:style>
    <style:style style:name="T18" style:family="text">
      <style:text-properties fo:font-variant="normal" fo:text-transform="none" fo:color="#333333" style:font-name="DejaVu Sans" fo:font-size="10.5pt" fo:letter-spacing="normal" fo:font-style="normal" fo:font-weight="normal" officeooo:rsid="006b7dab" style:font-size-asian="10.5pt" style:font-weight-asian="normal" style:font-size-complex="10.5pt" style:font-weight-complex="normal"/>
    </style:style>
    <style:style style:name="T19" style:family="text">
      <style:text-properties fo:font-variant="normal" fo:text-transform="none" fo:color="#333333" style:font-name="DejaVu Sans" fo:font-size="10.5pt" fo:letter-spacing="normal" fo:font-style="normal" fo:font-weight="normal" officeooo:rsid="004a6919" style:font-size-asian="10.5pt" style:font-weight-asian="normal" style:font-size-complex="10.5pt" style:font-weight-complex="normal"/>
    </style:style>
    <style:style style:name="T20" style:family="text">
      <style:text-properties fo:font-variant="normal" fo:text-transform="none" fo:color="#333333" style:font-name="DejaVu Sans" fo:font-size="10.5pt" fo:letter-spacing="normal" fo:font-style="normal" fo:font-weight="normal" officeooo:rsid="00bfb7e6" style:font-size-asian="10.5pt" style:font-weight-asian="normal" style:font-size-complex="10.5pt" style:font-weight-complex="normal"/>
    </style:style>
    <style:style style:name="T21" style:family="text">
      <style:text-properties fo:font-variant="normal" fo:text-transform="none" fo:color="#333333" style:font-name="DejaVu Sans" fo:font-size="10.5pt" fo:letter-spacing="normal" fo:font-style="normal" fo:font-weight="normal" officeooo:rsid="0065158e" style:font-size-asian="10.5pt" style:font-weight-asian="normal" style:font-size-complex="10.5pt" style:font-weight-complex="normal"/>
    </style:style>
    <style:style style:name="T22" style:family="text">
      <style:text-properties fo:font-variant="normal" fo:text-transform="none" fo:color="#333333" style:font-name="DejaVu Sans" fo:font-size="10.5pt" fo:letter-spacing="normal" fo:font-style="normal" fo:font-weight="normal" officeooo:rsid="0069f14d" style:font-size-asian="10.5pt" style:font-weight-asian="normal" style:font-size-complex="10.5pt" style:font-weight-complex="normal"/>
    </style:style>
    <style:style style:name="T23" style:family="text">
      <style:text-properties fo:font-variant="normal" fo:text-transform="none" fo:color="#333333" style:font-name="DejaVu Sans" fo:font-size="10.5pt" fo:letter-spacing="normal" fo:font-style="normal" fo:font-weight="normal" officeooo:rsid="01804f83" style:font-size-asian="10.5pt" style:font-weight-asian="normal" style:font-size-complex="10.5pt" style:font-weight-complex="normal"/>
    </style:style>
    <style:style style:name="T24" style:family="text">
      <style:text-properties fo:font-variant="normal" fo:text-transform="none" fo:color="#333333" style:font-name="DejaVu Sans" fo:font-size="10.5pt" fo:letter-spacing="normal" fo:font-style="normal" fo:font-weight="normal" officeooo:rsid="0007880f" style:font-size-asian="10.5pt" style:font-weight-asian="normal" style:font-size-complex="10.5pt" style:font-weight-complex="normal"/>
    </style:style>
    <style:style style:name="T25" style:family="text">
      <style:text-properties fo:font-variant="normal" fo:text-transform="none" fo:color="#333333" style:font-name="DejaVu Sans" fo:font-size="10.5pt" fo:letter-spacing="normal" fo:font-style="normal" fo:font-weight="normal" officeooo:rsid="00094733" style:font-size-asian="10.5pt" style:font-weight-asian="normal" style:font-size-complex="10.5pt" style:font-weight-complex="normal"/>
    </style:style>
    <style:style style:name="T26" style:family="text">
      <style:text-properties fo:font-variant="normal" fo:text-transform="none" fo:color="#333333" style:font-name="DejaVu Sans" fo:font-size="10.5pt" fo:letter-spacing="normal" fo:font-style="normal" fo:font-weight="normal" officeooo:rsid="0009603f" style:font-size-asian="10.5pt" style:font-weight-asian="normal" style:font-size-complex="10.5pt" style:font-weight-complex="normal"/>
    </style:style>
    <style:style style:name="T27" style:family="text">
      <style:text-properties fo:font-variant="normal" fo:text-transform="none" fo:color="#333333" style:font-name="DejaVu Sans" fo:font-size="10.5pt" fo:letter-spacing="normal" fo:font-style="normal" fo:font-weight="normal" officeooo:rsid="00efeb42" style:font-size-asian="10.5pt" style:font-weight-asian="normal" style:font-size-complex="10.5pt" style:font-weight-complex="normal"/>
    </style:style>
    <style:style style:name="T28" style:family="text">
      <style:text-properties fo:font-variant="normal" fo:text-transform="none" fo:color="#333333" style:font-name="DejaVu Sans" fo:font-size="10.5pt" fo:letter-spacing="normal" fo:font-style="normal" fo:font-weight="normal" officeooo:rsid="00fad34f" style:font-size-asian="10.5pt" style:font-weight-asian="normal" style:font-size-complex="10.5pt" style:font-weight-complex="normal"/>
    </style:style>
    <style:style style:name="T29" style:family="text">
      <style:text-properties fo:font-variant="normal" fo:text-transform="none" fo:color="#333333" style:font-name="DejaVu Sans" fo:font-size="10.5pt" fo:letter-spacing="normal" fo:font-style="normal" fo:font-weight="normal" officeooo:rsid="00f0bcb1" style:font-size-asian="10.5pt" style:font-weight-asian="normal" style:font-size-complex="10.5pt" style:font-weight-complex="normal"/>
    </style:style>
    <style:style style:name="T30" style:family="text">
      <style:text-properties fo:font-variant="normal" fo:text-transform="none" fo:color="#333333" style:font-name="DejaVu Sans" fo:font-size="10.5pt" fo:letter-spacing="normal" fo:font-style="normal" fo:font-weight="normal" officeooo:rsid="000ac087" style:font-size-asian="10.5pt" style:font-weight-asian="normal" style:font-size-complex="10.5pt" style:font-weight-complex="normal"/>
    </style:style>
    <style:style style:name="T31" style:family="text">
      <style:text-properties fo:font-variant="normal" fo:text-transform="none" fo:color="#333333" style:font-name="DejaVu Sans" fo:font-size="10.5pt" fo:letter-spacing="normal" fo:font-style="normal" fo:font-weight="normal" officeooo:rsid="000c79bd" style:font-size-asian="10.5pt" style:font-weight-asian="normal" style:font-size-complex="10.5pt" style:font-weight-complex="normal"/>
    </style:style>
    <style:style style:name="T32" style:family="text">
      <style:text-properties fo:font-variant="normal" fo:text-transform="none" fo:color="#333333" style:font-name="DejaVu Sans" fo:font-size="10.5pt" fo:letter-spacing="normal" fo:font-style="normal" fo:font-weight="normal" officeooo:rsid="000d685d" style:font-size-asian="10.5pt" style:font-weight-asian="normal" style:font-size-complex="10.5pt" style:font-weight-complex="normal"/>
    </style:style>
    <style:style style:name="T33" style:family="text">
      <style:text-properties fo:font-variant="normal" fo:text-transform="none" fo:color="#333333" style:font-name="DejaVu Sans" fo:font-size="10.5pt" fo:letter-spacing="normal" fo:font-style="normal" fo:font-weight="normal" officeooo:rsid="000f5b33" style:font-size-asian="10.5pt" style:font-weight-asian="normal" style:font-size-complex="10.5pt" style:font-weight-complex="normal"/>
    </style:style>
    <style:style style:name="T34" style:family="text">
      <style:text-properties fo:font-variant="normal" fo:text-transform="none" fo:color="#333333" style:font-name="DejaVu Sans" fo:font-size="10.5pt" fo:letter-spacing="normal" fo:font-style="normal" fo:font-weight="normal" officeooo:rsid="00f1704b" style:font-size-asian="10.5pt" style:font-weight-asian="normal" style:font-size-complex="10.5pt" style:font-weight-complex="normal"/>
    </style:style>
    <style:style style:name="T35" style:family="text">
      <style:text-properties fo:font-variant="normal" fo:text-transform="none" fo:color="#333333" style:font-name="DejaVu Sans" fo:font-size="10.5pt" fo:letter-spacing="normal" fo:font-style="normal" fo:font-weight="normal" officeooo:rsid="001108cd" style:font-size-asian="10.5pt" style:font-weight-asian="normal" style:font-size-complex="10.5pt" style:font-weight-complex="normal"/>
    </style:style>
    <style:style style:name="T36" style:family="text">
      <style:text-properties fo:font-variant="normal" fo:text-transform="none" fo:color="#333333" style:font-name="DejaVu Sans" fo:font-size="10.5pt" fo:letter-spacing="normal" fo:font-style="normal" fo:font-weight="normal" officeooo:rsid="0012b9ae" style:font-size-asian="10.5pt" style:font-weight-asian="normal" style:font-size-complex="10.5pt" style:font-weight-complex="normal"/>
    </style:style>
    <style:style style:name="T37" style:family="text">
      <style:text-properties fo:font-variant="normal" fo:text-transform="none" fo:color="#333333" style:font-name="DejaVu Sans" fo:font-size="10.5pt" fo:letter-spacing="normal" fo:font-style="normal" fo:font-weight="normal" officeooo:rsid="006b3a32" fo:background-color="#ffff66" loext:char-shading-value="0" style:font-size-asian="10.5pt" style:font-weight-asian="normal" style:font-size-complex="10.5pt" style:font-weight-complex="normal"/>
    </style:style>
    <style:style style:name="T38" style:family="text">
      <style:text-properties fo:font-variant="normal" fo:text-transform="none" fo:color="#333333" style:font-name="DejaVu Sans" fo:font-size="10.5pt" fo:letter-spacing="normal" fo:font-style="normal" fo:font-weight="normal" officeooo:rsid="0026d2f3" fo:background-color="#ffff66" loext:char-shading-value="0" style:font-size-asian="10.5pt" style:font-weight-asian="normal" style:font-size-complex="10.5pt" style:font-weight-complex="normal"/>
    </style:style>
    <style:style style:name="T39" style:family="text">
      <style:text-properties fo:font-variant="normal" fo:text-transform="none" fo:color="#333333" style:font-name="DejaVu Sans" fo:font-size="10.5pt" fo:letter-spacing="normal" fo:font-style="normal" fo:font-weight="normal" officeooo:rsid="006b9e0a" fo:background-color="#ffff66" loext:char-shading-value="0" style:font-size-asian="10.5pt" style:font-weight-asian="normal" style:font-size-complex="10.5pt" style:font-weight-complex="normal"/>
    </style:style>
    <style:style style:name="T40" style:family="text">
      <style:text-properties fo:font-variant="normal" fo:text-transform="none" fo:color="#333333" style:font-name="DejaVu Sans" fo:font-size="10.5pt" fo:letter-spacing="normal" fo:font-style="normal" fo:font-weight="normal" officeooo:rsid="006b9e0a" fo:background-color="#ffff00" loext:char-shading-value="0" style:font-size-asian="10.5pt" style:font-weight-asian="normal" style:font-size-complex="10.5pt" style:font-weight-complex="normal"/>
    </style:style>
    <style:style style:name="T41" style:family="text">
      <style:text-properties fo:font-variant="normal" fo:text-transform="none" fo:color="#333333" style:font-name="DejaVu Sans" fo:font-size="10.5pt" fo:letter-spacing="normal" fo:font-style="normal" fo:font-weight="bold" officeooo:rsid="006b3a32" fo:background-color="#ffff66" loext:char-shading-value="0" style:font-size-asian="10.5pt" style:font-weight-asian="bold" style:font-size-complex="10.5pt" style:font-weight-complex="bold"/>
    </style:style>
    <style:style style:name="T42" style:family="text">
      <style:text-properties fo:font-variant="normal" fo:text-transform="none" fo:color="#333333" style:font-name="DejaVu Sans" fo:font-size="10.5pt" fo:letter-spacing="normal" fo:font-style="normal" fo:font-weight="bold" style:font-size-asian="10.5pt" style:font-weight-asian="bold" style:font-size-complex="10.5pt" style:font-weight-complex="bold"/>
    </style:style>
    <style:style style:name="T43" style:family="text">
      <style:text-properties fo:font-variant="normal" fo:text-transform="none" fo:color="#333333" style:font-name="DejaVu Sans" fo:font-size="10.5pt" fo:letter-spacing="normal" fo:font-style="normal" fo:font-weight="bold" officeooo:rsid="0024517f" style:font-size-asian="10.5pt" style:font-weight-asian="bold" style:font-size-complex="10.5pt" style:font-weight-complex="bold"/>
    </style:style>
    <style:style style:name="T44" style:family="text">
      <style:text-properties fo:font-variant="normal" fo:text-transform="none" fo:color="#333333" style:font-name="DejaVu Sans" fo:font-size="10.5pt" fo:letter-spacing="normal" fo:font-style="normal" fo:font-weight="bold" officeooo:rsid="00bfb7e6" style:font-size-asian="10.5pt" style:font-weight-asian="bold" style:font-size-complex="10.5pt" style:font-weight-complex="bold"/>
    </style:style>
    <style:style style:name="T45" style:family="text">
      <style:text-properties fo:font-variant="normal" fo:text-transform="none" fo:color="#333333" style:font-name="DejaVu Sans" fo:font-size="10.5pt" fo:letter-spacing="normal" fo:font-style="normal" fo:font-weight="bold" officeooo:rsid="0022c45f" style:font-size-asian="10.5pt" style:font-weight-asian="bold" style:font-size-complex="10.5pt" style:font-weight-complex="bold"/>
    </style:style>
    <style:style style:name="T46" style:family="text">
      <style:text-properties fo:font-variant="normal" fo:text-transform="none" fo:color="#333333" style:font-name="DejaVu Sans" fo:font-size="10.5pt" fo:letter-spacing="normal" fo:font-style="normal" fo:font-weight="bold" officeooo:rsid="00682ded" style:font-size-asian="10.5pt" style:font-weight-asian="bold" style:font-size-complex="10.5pt" style:font-weight-complex="bold"/>
    </style:style>
    <style:style style:name="T47" style:family="text">
      <style:text-properties fo:font-variant="normal" fo:text-transform="none" fo:color="#333333" style:font-name="DejaVu Sans" fo:font-size="10.5pt" fo:letter-spacing="normal" fo:font-style="normal" fo:font-weight="bold" officeooo:rsid="006b3a32" style:font-size-asian="10.5pt" style:font-weight-asian="bold" style:font-size-complex="10.5pt" style:font-weight-complex="bold"/>
    </style:style>
    <style:style style:name="T48" style:family="text">
      <style:text-properties fo:font-variant="normal" fo:text-transform="none" fo:color="#333333" style:font-name="DejaVu Sans" fo:font-size="10.5pt" fo:letter-spacing="normal" fo:font-style="normal" officeooo:rsid="006b3a32" fo:background-color="#ffff66" loext:char-shading-value="0" style:font-size-asian="10.5pt" style:font-size-complex="10.5pt"/>
    </style:style>
    <style:style style:name="T49" style:family="text">
      <style:text-properties fo:font-variant="normal" fo:text-transform="none" fo:color="#333333" style:font-name="DejaVu Sans" fo:font-size="10.5pt" fo:letter-spacing="normal" fo:font-style="normal" style:text-underline-style="none" fo:font-weight="normal" officeooo:rsid="006b3a32" fo:background-color="#ffff66" loext:char-shading-value="0" style:font-size-asian="10.5pt" style:font-weight-asian="normal" style:font-size-complex="10.5pt" style:font-weight-complex="normal"/>
    </style:style>
    <style:style style:name="T50" style:family="text">
      <style:text-properties fo:font-variant="normal" fo:text-transform="none" fo:color="#333333" style:font-name="DejaVu Sans" fo:font-size="10.5pt" fo:letter-spacing="normal" fo:font-style="normal" style:text-underline-style="none" fo:font-weight="normal" officeooo:rsid="006b9e0a" fo:background-color="#ffff00" loext:char-shading-value="0" style:font-size-asian="10.5pt" style:font-weight-asian="normal" style:font-size-complex="10.5pt" style:font-weight-complex="normal"/>
    </style:style>
    <style:style style:name="T51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c2f75b" style:font-size-asian="10.5pt" style:font-weight-asian="normal" style:font-size-complex="10.5pt" style:font-weight-complex="normal"/>
    </style:style>
    <style:style style:name="T52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6772ac" style:font-size-asian="10.5pt" style:font-weight-asian="normal" style:font-size-complex="10.5pt" style:font-weight-complex="normal"/>
    </style:style>
    <style:style style:name="T53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572a3f" style:font-size-asian="10.5pt" style:font-weight-asian="normal" style:font-size-complex="10.5pt" style:font-weight-complex="normal"/>
    </style:style>
    <style:style style:name="T54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094733" style:font-size-asian="10.5pt" style:font-weight-asian="normal" style:font-size-complex="10.5pt" style:font-weight-complex="normal"/>
    </style:style>
    <style:style style:name="T55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0d685d" style:font-size-asian="10.5pt" style:font-weight-asian="normal" style:font-size-complex="10.5pt" style:font-weight-complex="normal"/>
    </style:style>
    <style:style style:name="T56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12b9ae" style:font-size-asian="10.5pt" style:font-weight-asian="normal" style:font-size-complex="10.5pt" style:font-weight-complex="normal"/>
    </style:style>
    <style:style style:name="T57" style:family="text">
      <style:text-properties fo:font-variant="normal" fo:text-transform="none" fo:color="#333333" style:font-name="DejaVu Sans" fo:font-size="10.5pt" fo:letter-spacing="normal" fo:font-style="italic" fo:font-weight="normal" officeooo:rsid="01865553" style:font-size-asian="10.5pt" style:font-style-asian="italic" style:font-weight-asian="normal" style:font-size-complex="10.5pt" style:font-style-complex="italic" style:font-weight-complex="normal"/>
    </style:style>
    <style:style style:name="T58" style:family="text">
      <style:text-properties fo:font-variant="normal" fo:text-transform="none" fo:color="#333333" style:font-name="DejaVu Sans" fo:font-size="10.5pt" fo:letter-spacing="normal" fo:font-style="italic" fo:font-weight="normal" officeooo:rsid="0159c9b5" style:font-size-asian="10.5pt" style:font-style-asian="italic" style:font-weight-asian="normal" style:font-size-complex="10.5pt" style:font-style-complex="italic" style:font-weight-complex="normal"/>
    </style:style>
    <style:style style:name="T59" style:family="text">
      <style:text-properties fo:font-variant="normal" fo:text-transform="none" fo:color="#000000" style:font-name="DejaVu Sans" fo:font-size="10.5pt" fo:letter-spacing="normal" fo:font-style="normal" fo:font-weight="bold" style:font-size-asian="10.5pt" style:font-weight-asian="bold" style:font-size-complex="10.5pt" style:font-weight-complex="bold"/>
    </style:style>
    <style:style style:name="T60" style:family="text">
      <style:text-properties fo:font-variant="normal" fo:text-transform="none" fo:color="#000000" style:font-name="DejaVu Sans" fo:font-size="10.5pt" fo:letter-spacing="normal" fo:font-style="normal" fo:font-weight="bold" officeooo:rsid="0022c45f" style:font-size-asian="10.5pt" style:font-weight-asian="bold" style:font-size-complex="10.5pt" style:font-weight-complex="bold"/>
    </style:style>
    <style:style style:name="T61" style:family="text">
      <style:text-properties fo:font-variant="normal" fo:text-transform="none" fo:color="#000000" style:font-name="DejaVu Sans" fo:font-size="10.5pt" fo:letter-spacing="normal" fo:font-style="normal" fo:font-weight="bold" officeooo:rsid="006b3a32" style:font-size-asian="10.5pt" style:font-weight-asian="bold" style:font-size-complex="10.5pt" style:font-weight-complex="bold"/>
    </style:style>
    <style:style style:name="T62" style:family="text">
      <style:text-properties fo:font-variant="normal" fo:text-transform="none" fo:color="#000000" style:font-name="DejaVu Sans" fo:font-size="10.5pt" fo:letter-spacing="normal" fo:font-style="normal" fo:font-weight="bold" officeooo:rsid="0021bd9f" style:font-size-asian="10.5pt" style:font-weight-asian="bold" style:font-size-complex="10.5pt" style:font-weight-complex="bold"/>
    </style:style>
    <style:style style:name="T63" style:family="text">
      <style:text-properties fo:font-variant="normal" fo:text-transform="none" fo:color="#000000" style:font-name="DejaVu Sans" fo:font-size="10.5pt" fo:letter-spacing="normal" fo:font-style="normal" fo:font-weight="bold" officeooo:rsid="0007880f" style:font-size-asian="10.5pt" style:font-weight-asian="bold" style:font-size-complex="10.5pt" style:font-weight-complex="bold"/>
    </style:style>
    <style:style style:name="T64" style:family="text">
      <style:text-properties fo:font-variant="normal" fo:text-transform="none" fo:color="#000000" style:font-name="DejaVu Sans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65" style:family="text">
      <style:text-properties fo:font-variant="normal" fo:text-transform="none" fo:color="#000000" style:font-name="DejaVu Sans" fo:font-size="10.5pt" fo:letter-spacing="normal" fo:font-style="normal" fo:font-weight="normal" officeooo:rsid="006b3a32" style:font-size-asian="10.5pt" style:font-weight-asian="normal" style:font-size-complex="10.5pt" style:font-weight-complex="normal"/>
    </style:style>
    <style:style style:name="T66" style:family="text">
      <style:text-properties fo:font-variant="normal" fo:text-transform="none" style:font-name="DejaVu Sans" fo:font-size="10.5pt" fo:letter-spacing="normal" fo:font-style="normal" fo:font-weight="bold" officeooo:rsid="0024517f" style:font-size-asian="10.5pt" style:font-weight-asian="bold" style:font-size-complex="10.5pt" style:font-weight-complex="bold"/>
    </style:style>
    <style:style style:name="T67" style:family="text">
      <style:text-properties fo:font-variant="normal" fo:text-transform="none" style:font-name="DejaVu Sans" fo:font-size="10.5pt" fo:letter-spacing="normal" fo:font-style="normal" fo:font-weight="bold" officeooo:rsid="00bfb7e6" style:font-size-asian="10.5pt" style:font-weight-asian="bold" style:font-size-complex="10.5pt" style:font-weight-complex="bold"/>
    </style:style>
    <style:style style:name="T68" style:family="text">
      <style:text-properties style:font-name="DejaVu Sans" fo:font-size="10.5pt" fo:font-weight="bold" style:font-size-asian="10.5pt" style:font-weight-asian="bold" style:font-size-complex="10.5pt" style:font-weight-complex="bold"/>
    </style:style>
    <style:style style:name="T69" style:family="text">
      <style:text-properties style:font-name="DejaVu Sans" fo:font-size="10.5pt" fo:font-weight="normal" style:font-size-asian="10.5pt" style:font-weight-asian="normal" style:font-size-complex="10.5pt" style:font-weight-complex="normal"/>
    </style:style>
    <style:style style:name="T70" style:family="text">
      <style:text-properties style:font-name="DejaVu Sans" fo:font-size="10.5pt" fo:font-weight="normal" officeooo:rsid="0009603f" style:font-size-asian="10.5pt" style:font-weight-asian="normal" style:font-size-complex="10.5pt" style:font-weight-complex="normal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009603f" style:font-weight-asian="bold" style:font-weight-complex="bold"/>
    </style:style>
    <style:style style:name="T73" style:family="text">
      <style:text-properties fo:font-weight="bold" officeooo:rsid="00ed7a85" style:font-weight-asian="bold" style:font-weight-complex="bold"/>
    </style:style>
    <style:style style:name="T74" style:family="text">
      <style:text-properties officeooo:rsid="0007880f"/>
    </style:style>
    <style:style style:name="T75" style:family="text">
      <style:text-properties officeooo:rsid="00f1dd66" fo:background-color="#ffff00" loext:char-shading-value="0"/>
    </style:style>
    <style:style style:name="T76" style:family="text">
      <style:text-properties officeooo:rsid="0009603f"/>
    </style:style>
    <style:style style:name="T77" style:family="text">
      <style:text-properties officeooo:rsid="00ed7a85"/>
    </style:style>
    <style:style style:name="T78" style:family="text">
      <style:text-properties officeooo:rsid="001108cd"/>
    </style:style>
    <text:list-style style:name="L1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1"><text:span text:style-name="T1">3</text:span>. Data endpoints</text:h>
      <text:p text:style-name="P1"/>
      <text:p text:style-name="P2"><text:span text:style-name="T71">3.1. </text:span><text:span text:style-name="T72">Add object</text:span><text:span text:style-name="T76"> </text:span></text:p>
      <text:p text:style-name="P3">Return <text:span text:style-name="T74">object</text:span> data in JSON format from selected <text:span text:style-name="T74">name</text:span>. </text:p>
      <text:list xml:id="list4624201663604493148" text:style-name="L1">
        <text:list-item>
          <text:p text:style-name="P21"><text:span text:style-name="Strong_20_Emphasis"><text:span text:style-name="T59">URL</text:span></text:span><text:span text:style-name="Strong_20_Emphasis"><text:span text:style-name="T42">:</text:span></text:span><text:span text:style-name="Strong_20_Emphasis"><text:span text:style-name="T6"><text:line-break/><text:tab/></text:span></text:span><text:span text:style-name="T7">{base-URL}</text:span><text:span text:style-name="T8">/</text:span><text:span text:style-name="T26">o</text:span><text:span text:style-name="T24">bject</text:span><text:span text:style-name="T8">/:</text:span><text:span text:style-name="T19">[</text:span><text:span text:style-name="T24">object</text:span><text:span text:style-name="T19">]</text:span></text:p>
        </text:list-item>
        <text:list-item>
          <text:p text:style-name="P21"><text:span text:style-name="Strong_20_Emphasis"><text:span text:style-name="T59">Method</text:span></text:span><text:span text:style-name="Strong_20_Emphasis"><text:span text:style-name="T42">:</text:span></text:span><text:span text:style-name="Strong_20_Emphasis"><text:span text:style-name="T6"><text:line-break/> </text:span></text:span><text:span text:style-name="Strong_20_Emphasis"><text:span text:style-name="T20"><text:tab/></text:span></text:span><text:span text:style-name="T9">GET</text:span></text:p>
        </text:list-item>
        <text:list-item>
          <text:p text:style-name="P29"><text:span text:style-name="T66">U</text:span><text:span text:style-name="T67">RL Parameters:</text:span></text:p>
          <text:list>
            <text:list-item>
              <text:p text:style-name="P4"><text:span text:style-name="T71">Required:</text:span> </text:p>
              <text:list>
                <text:list-item>
                  <text:p text:style-name="P21"><text:span text:style-name="Strong_20_Emphasis"><text:span text:style-name="T9">ob</text:span></text:span><text:span text:style-name="Strong_20_Emphasis"><text:span text:style-name="T24">ject</text:span></text:span><text:span text:style-name="Source_20_Text"><text:span text:style-name="T9">=[string] – </text:span></text:span><text:span text:style-name="Source_20_Text"><text:span text:style-name="T21">the </text:span></text:span><text:span text:style-name="Source_20_Text"><text:span text:style-name="T24">object</text:span></text:span><text:span text:style-name="Source_20_Text"><text:span text:style-name="T8"> </text:span></text:span><text:span text:style-name="Source_20_Text"><text:span text:style-name="T22">id</text:span></text:span></text:p>
                </text:list-item>
              </text:list>
            </text:list-item>
            <text:list-item>
              <text:p text:style-name="P21"><text:span text:style-name="T68">Optional:</text:span><text:span text:style-name="T69"> </text:span><text:span text:style-name="T70">none</text:span></text:p>
            </text:list-item>
            <text:list-item>
              <text:p text:style-name="P21"><text:span text:style-name="Strong_20_Emphasis"><text:span text:style-name="T59">Data </text:span></text:span><text:span text:style-name="Strong_20_Emphasis"><text:span text:style-name="T63">P</text:span></text:span><text:span text:style-name="Strong_20_Emphasis"><text:span text:style-name="T59">ara</text:span></text:span><text:span text:style-name="Strong_20_Emphasis"><text:span text:style-name="T63">meter</text:span></text:span><text:span text:style-name="Strong_20_Emphasis"><text:span text:style-name="T59">s</text:span></text:span><text:span text:style-name="Strong_20_Emphasis"><text:span text:style-name="T64">:</text:span></text:span><text:span text:style-name="Strong_20_Emphasis"><text:span text:style-name="T6"> </text:span></text:span><text:span text:style-name="T9">None</text:span></text:p>
              <text:p text:style-name="P21"><text:span text:style-name="T9"/></text:p>
            </text:list-item>
          </text:list>
        </text:list-item>
        <text:list-item>
          <text:p text:style-name="P21"><text:span text:style-name="Strong_20_Emphasis"><text:span text:style-name="T60">Success Response:</text:span></text:span><text:span text:style-name="Strong_20_Emphasis"><text:span text:style-name="T6"> </text:span></text:span></text:p>
          <text:list>
            <text:list-item>
              <text:p text:style-name="P21"><text:span text:style-name="Strong_20_Emphasis"><text:span text:style-name="T59">Code</text:span></text:span><text:span text:style-name="Strong_20_Emphasis"><text:span text:style-name="T64">:</text:span></text:span><text:span text:style-name="Strong_20_Emphasis"><text:span text:style-name="T6"> </text:span></text:span><text:span text:style-name="T6">200</text:span></text:p>
            </text:list-item>
            <text:list-item>
              <text:p text:style-name="P22"><text:span text:style-name="Strong_20_Emphasis"><text:span text:style-name="T59">Content</text:span></text:span><text:span text:style-name="Strong_20_Emphasis"><text:span text:style-name="T64">: </text:span></text:span></text:p>
              <text:p text:style-name="P23"><text:span text:style-name="Strong_20_Emphasis"><text:span text:style-name="T24">{"</text:span></text:span><text:span text:style-name="Strong_20_Emphasis"><text:span text:style-name="T25">id</text:span></text:span><text:span text:style-name="Strong_20_Emphasis"><text:span text:style-name="T24">": </text:span></text:span><text:span text:style-name="Strong_20_Emphasis"><text:span text:style-name="T25">&lt;object_id&gt;, </text:span></text:span><text:span text:style-name="Strong_20_Emphasis"><text:span text:style-name="T24">"cameraName": "&lt;camera_</text:span></text:span><text:span text:style-name="Strong_20_Emphasis"><text:span text:style-name="T25">n</text:span></text:span><text:span text:style-name="Strong_20_Emphasis"><text:span text:style-name="T24">a</text:span></text:span><text:span text:style-name="Strong_20_Emphasis"><text:span text:style-name="T25">me</text:span></text:span><text:span text:style-name="Strong_20_Emphasis"><text:span text:style-name="T24">&gt;", "start_</text:span></text:span><text:span text:style-name="Strong_20_Emphasis"><text:span text:style-name="T25">d</text:span></text:span><text:span text:style-name="Strong_20_Emphasis"><text:span text:style-name="T24">ate": "&lt;start_</text:span></text:span><text:span text:style-name="Strong_20_Emphasis"><text:span text:style-name="T25">d</text:span></text:span><text:span text:style-name="Strong_20_Emphasis"><text:span text:style-name="T24">ate&gt;", "startHour": "&lt;start</text:span></text:span><text:span text:style-name="Strong_20_Emphasis"><text:span text:style-name="T25">_h</text:span></text:span><text:span text:style-name="Strong_20_Emphasis"><text:span text:style-name="T24">our&gt;", </text:span></text:span><text:span text:style-name="Strong_20_Emphasis"><text:span text:style-name="T25">&lt;images&gt;</text:span></text:span><text:span text:style-name="Strong_20_Emphasis"><text:span text:style-name="T24">: [{"date": "</text:span></text:span><text:span text:style-name="Strong_20_Emphasis"><text:span text:style-name="T25">&lt;fixed_date&gt;</text:span></text:span><text:span text:style-name="Strong_20_Emphasis"><text:span text:style-name="T24">", "hour": "</text:span></text:span><text:span text:style-name="Strong_20_Emphasis"><text:span text:style-name="T25">&lt;fixed_hour&gt;</text:span></text:span><text:span text:style-name="Strong_20_Emphasis"><text:span text:style-name="T24">", "</text:span></text:span><text:span text:style-name="Strong_20_Emphasis"><text:span text:style-name="T25">url</text:span></text:span><text:span text:style-name="Strong_20_Emphasis"><text:span text:style-name="T24">": "</text:span></text:span><text:span text:style-name="Strong_20_Emphasis"><text:span text:style-name="T25">&lt;image_url&gt;</text:span></text:span><text:span text:style-name="Strong_20_Emphasis"><text:span text:style-name="T24">"}, {"date": "</text:span></text:span><text:span text:style-name="Strong_20_Emphasis"><text:span text:style-name="T25">&lt;fixed_date&gt;</text:span></text:span><text:span text:style-name="Strong_20_Emphasis"><text:span text:style-name="T24">", "hour": "</text:span></text:span><text:span text:style-name="Strong_20_Emphasis"><text:span text:style-name="T25">&lt;fixed_hour&gt;</text:span></text:span><text:span text:style-name="Strong_20_Emphasis"><text:span text:style-name="T24">", "</text:span></text:span><text:span text:style-name="Strong_20_Emphasis"><text:span text:style-name="T25">url</text:span></text:span><text:span text:style-name="Strong_20_Emphasis"><text:span text:style-name="T24">": "</text:span></text:span><text:span text:style-name="Strong_20_Emphasis"><text:span text:style-name="T25">&lt;image_url&gt;</text:span></text:span><text:span text:style-name="Strong_20_Emphasis"><text:span text:style-name="T24">"}]}</text:span></text:span></text:p>
              <text:list>
                <text:list-item>
                  <text:p text:style-name="P9">TODO: Add the explanations of keys</text:p>
                </text:list-item>
              </text:list>
            </text:list-item>
            <text:list-item>
              <text:p text:style-name="P23"><text:span text:style-name="Strong_20_Emphasis"><text:span text:style-name="T62">Example</text:span></text:span><text:span text:style-name="Strong_20_Emphasis"><text:span text:style-name="T9">:</text:span></text:span><text:span text:style-name="Source_20_Text"><text:span text:style-name="T9"><text:line-break/></text:span></text:span><text:span text:style-name="Strong_20_Emphasis"><text:span text:style-name="T24">{"</text:span></text:span><text:span text:style-name="Strong_20_Emphasis"><text:span text:style-name="T25">id</text:span></text:span><text:span text:style-name="Strong_20_Emphasis"><text:span text:style-name="T24">": </text:span></text:span><text:span text:style-name="Strong_20_Emphasis"><text:span text:style-name="T25">1</text:span></text:span><text:span text:style-name="Strong_20_Emphasis"><text:span text:style-name="T24">, "cameraName": "Camera 1", "startDate": "01/15/2016", "startHour": "22:10", "images": [{"date": "01/15/2016", "hour": "22:01", "</text:span></text:span><text:span text:style-name="Strong_20_Emphasis"><text:span text:style-name="T25">url</text:span></text:span><text:span text:style-name="Strong_20_Emphasis"><text:span text:style-name="T24">": "assets/images/fi</text:span></text:span><text:span text:style-name="Strong_20_Emphasis"><text:span text:style-name="T25">x</text:span></text:span><text:span text:style-name="Strong_20_Emphasis"><text:span text:style-name="T24">ed</text:span></text:span><text:span text:style-name="Strong_20_Emphasis"><text:span text:style-name="T25">1</text:span></text:span><text:span text:style-name="Strong_20_Emphasis"><text:span text:style-name="T24">.JPG"}, {"date": "01/15/2018", "hour": "22:02", "</text:span></text:span><text:span text:style-name="Strong_20_Emphasis"><text:span text:style-name="T25">url</text:span></text:span><text:span text:style-name="Strong_20_Emphasis"><text:span text:style-name="T24">": "assets/images/fi</text:span></text:span><text:span text:style-name="Strong_20_Emphasis"><text:span text:style-name="T25">x</text:span></text:span><text:span text:style-name="Strong_20_Emphasis"><text:span text:style-name="T24">ed</text:span></text:span><text:span text:style-name="Strong_20_Emphasis"><text:span text:style-name="T25">2</text:span></text:span><text:span text:style-name="Strong_20_Emphasis"><text:span text:style-name="T24">.JPG"}]}</text:span></text:span></text:p>
              <text:p text:style-name="P21"><text:span text:style-name="Source_20_Text"><text:span text:style-name="T10"/></text:span></text:p>
            </text:list-item>
          </text:list>
        </text:list-item>
        <text:list-item>
          <text:p text:style-name="P4"><text:s/><text:span text:style-name="T71">Error Response:</text:span></text:p>
          <text:list>
            <text:list-item>
              <text:p text:style-name="P21"><text:span text:style-name="T68">Code</text:span><text:span text:style-name="T69">: 400 Bad Request</text:span></text:p>
            </text:list-item>
            <text:list-item>
              <text:p text:style-name="P21"><text:span text:style-name="Strong_20_Emphasis"><text:span text:style-name="T59">Code</text:span></text:span><text:span text:style-name="Strong_20_Emphasis"><text:span text:style-name="T64">:</text:span></text:span><text:span text:style-name="Strong_20_Emphasis"><text:span text:style-name="T6"> 404 N</text:span></text:span><text:span text:style-name="Strong_20_Emphasis"><text:span text:style-name="T12">ot Found</text:span></text:span></text:p>
            </text:list-item>
            <text:list-item>
              <text:p text:style-name="P21"><text:span text:style-name="Strong_20_Emphasis"><text:span text:style-name="T61">Code</text:span></text:span><text:span text:style-name="Strong_20_Emphasis"><text:span text:style-name="T65">: </text:span></text:span><text:span text:style-name="Strong_20_Emphasis"><text:span text:style-name="T12">500 Internal Server Error</text:span></text:span></text:p>
              <text:list>
                <text:list-item>
                  <text:p text:style-name="P21"><text:span text:style-name="Strong_20_Emphasis"><text:span text:style-name="T6">Content: <text:s/></text:span></text:span><text:span text:style-name="Strong_20_Emphasis"><text:span text:style-name="T11">{"code": &lt;code&gt;, "message": "&lt;message&gt;"}</text:span></text:span><text:span text:style-name="Source_20_Text"><text:span text:style-name="T40"><text:line-break/></text:span></text:span></text:p>
                </text:list-item>
              </text:list>
            </text:list-item>
          </text:list>
        </text:list-item>
        <text:list-item>
          <text:p text:style-name="P15">Sample Call:</text:p>
          <text:list>
            <text:list-item>
              <text:p text:style-name="P21"><text:soft-page-break/><text:span text:style-name="Strong_20_Emphasis"><text:span text:style-name="T13">$ </text:span></text:span><text:span text:style-name="Strong_20_Emphasis"><text:span text:style-name="T14">curl -X GET "</text:span></text:span><text:span text:style-name="Strong_20_Emphasis"><text:span text:style-name="T51">http://localhost:4</text:span></text:span><text:span text:style-name="Strong_20_Emphasis"><text:span text:style-name="T52">3</text:span></text:span><text:span text:style-name="Strong_20_Emphasis"><text:span text:style-name="T51">00/</text:span></text:span><text:span text:style-name="Strong_20_Emphasis"><text:span text:style-name="T53">api/v1/</text:span></text:span><text:span text:style-name="Strong_20_Emphasis"><text:span text:style-name="T54">object</text:span></text:span><text:span text:style-name="Strong_20_Emphasis"><text:span text:style-name="T51">/1</text:span></text:span><text:span text:style-name="Strong_20_Emphasis"><text:span text:style-name="T14">"</text:span></text:span></text:p>
            </text:list-item>
          </text:list>
        </text:list-item>
        <text:list-item>
          <text:p text:style-name="P15">Notes:</text:p>
          <text:list>
            <text:list-item>
              <text:p text:style-name="P12">TODO</text:p>
              <text:p text:style-name="P4"/>
            </text:list-item>
          </text:list>
        </text:list-item>
        <text:list-item>
          <text:p text:style-name="P15">Response Examples:</text:p>
          <text:list>
            <text:list-item>
              <text:p text:style-name="P18">400 Bad Request</text:p>
              <text:list>
                <text:list-item>
                  <text:p text:style-name="P26"><text:span text:style-name="Strong_20_Emphasis"><text:span text:style-name="T58">development</text:span></text:span><text:span text:style-name="Strong_20_Emphasis"><text:span text:style-name="T16"> - </text:span></text:span><text:span text:style-name="Strong_20_Emphasis"><text:span text:style-name="T11">{"code": </text:span></text:span><text:span text:style-name="Strong_20_Emphasis"><text:span text:style-name="T16">30</text:span></text:span><text:span text:style-name="Strong_20_Emphasis"><text:span text:style-name="T11">, "message": "</text:span></text:span><text:span text:style-name="Strong_20_Emphasis"><text:span text:style-name="T33">There is no object with such an ID</text:span></text:span><text:span text:style-name="Strong_20_Emphasis"><text:span text:style-name="T11">"}</text:span></text:span></text:p>
                </text:list-item>
              </text:list>
            </text:list-item>
            <text:list-item>
              <text:p text:style-name="P15">404 Not Found</text:p>
              <text:list>
                <text:list-item>
                  <text:p text:style-name="P9">TODO</text:p>
                </text:list-item>
              </text:list>
            </text:list-item>
            <text:list-item>
              <text:p text:style-name="P15">500 Internal Server Error</text:p>
              <text:list>
                <text:list-item>
                  <text:p text:style-name="P21"><text:span text:style-name="Strong_20_Emphasis"><text:span text:style-name="T57">production</text:span></text:span><text:span text:style-name="Strong_20_Emphasis"><text:span text:style-name="T16"> - </text:span></text:span><text:span text:style-name="Strong_20_Emphasis"><text:span text:style-name="T11">{"code": </text:span></text:span><text:span text:style-name="Strong_20_Emphasis"><text:span text:style-name="T17">141</text:span></text:span><text:span text:style-name="Strong_20_Emphasis"><text:span text:style-name="T11">, "message": "</text:span></text:span><text:span text:style-name="Strong_20_Emphasis"><text:span text:style-name="T18">An unknown internal error occurred.</text:span></text:span><text:span text:style-name="Strong_20_Emphasis"><text:span text:style-name="T11">"}</text:span></text:span></text:p>
                </text:list-item>
                <text:list-item>
                  <text:p text:style-name="P21"><text:span text:style-name="Strong_20_Emphasis"><text:span text:style-name="T58">development</text:span></text:span><text:span text:style-name="Strong_20_Emphasis"><text:span text:style-name="T16"> - </text:span></text:span><text:span text:style-name="Strong_20_Emphasis"><text:span text:style-name="T11">{"code": </text:span></text:span><text:span text:style-name="Strong_20_Emphasis"><text:span text:style-name="T23">141</text:span></text:span><text:span text:style-name="Strong_20_Emphasis"><text:span text:style-name="T11">, "message": "</text:span></text:span><text:span text:style-name="Strong_20_Emphasis"><text:span text:style-name="T23">A database issue appeared: &lt; Actual error&gt;</text:span></text:span><text:span text:style-name="Strong_20_Emphasis"><text:span text:style-name="T11">"}</text:span></text:span></text:p>
                </text:list-item>
              </text:list>
            </text:list-item>
          </text:list>
        </text:list-item>
      </text:list>
      <text:p text:style-name="P1"/>
      <text:p text:style-name="P32"><text:span text:style-name="T72">3.2. Merge Object</text:span><text:span text:style-name="T73"> Data</text:span></text:p>
      <text:p text:style-name="P7">Merge the data of one user in the database.</text:p>
      <text:list xml:id="list15802300082009" text:continue-numbering="true" text:style-name="L1">
        <text:list-item>
          <text:p text:style-name="P24"><text:span text:style-name="Strong_20_Emphasis"><text:span text:style-name="T42">URL:</text:span></text:span><text:span text:style-name="Strong_20_Emphasis"><text:span text:style-name="T6"><text:line-break/><text:tab/></text:span></text:span><text:span text:style-name="T7">{base-URL}</text:span><text:span text:style-name="T8">/</text:span><text:span text:style-name="T30">merge</text:span></text:p>
        </text:list-item>
        <text:list-item>
          <text:p text:style-name="P24"><text:span text:style-name="Strong_20_Emphasis"><text:span text:style-name="T42">Method:</text:span></text:span><text:span text:style-name="Strong_20_Emphasis"><text:span text:style-name="T6"><text:line-break/> </text:span></text:span><text:span text:style-name="Strong_20_Emphasis"><text:span text:style-name="T20"><text:tab/></text:span></text:span><text:span text:style-name="Strong_20_Emphasis"><text:span text:style-name="T30">PUT</text:span></text:span></text:p>
        </text:list-item>
        <text:list-item>
          <text:p text:style-name="P24"><text:span text:style-name="T43">U</text:span><text:span text:style-name="T44">RL Parameters:</text:span></text:p>
          <text:list>
            <text:list-item>
              <text:p text:style-name="P24"><text:span text:style-name="T68">Required:</text:span><text:span text:style-name="T69"> <text:s/></text:span><text:span text:style-name="T9">None</text:span></text:p>
            </text:list-item>
            <text:list-item>
              <text:p text:style-name="P24"><text:span text:style-name="T68">Optional:</text:span><text:span text:style-name="T69"> <text:s/></text:span><text:span text:style-name="T9">None</text:span></text:p>
            </text:list-item>
            <text:list-item>
              <text:p text:style-name="P25"><text:span text:style-name="Strong_20_Emphasis"><text:span text:style-name="T59">Data </text:span></text:span><text:span text:style-name="Strong_20_Emphasis"><text:span text:style-name="T63">P</text:span></text:span><text:span text:style-name="Strong_20_Emphasis"><text:span text:style-name="T59">ara</text:span></text:span><text:span text:style-name="Strong_20_Emphasis"><text:span text:style-name="T63">meter</text:span></text:span><text:span text:style-name="Strong_20_Emphasis"><text:span text:style-name="T59">s</text:span></text:span><text:span text:style-name="Strong_20_Emphasis"><text:span text:style-name="T42">:</text:span></text:span><text:span text:style-name="Strong_20_Emphasis"><text:span text:style-name="T6"> </text:span></text:span></text:p>
              <text:p text:style-name="P27"><text:span text:style-name="Strong_20_Emphasis"><text:span text:style-name="T31">{“</text:span></text:span><text:span text:style-name="Strong_20_Emphasis"><text:span text:style-name="T32">name</text:span></text:span><text:span text:style-name="Strong_20_Emphasis"><text:span text:style-name="T31">”: “&lt;</text:span></text:span><text:span text:style-name="Strong_20_Emphasis"><text:span text:style-name="T32">user_name</text:span></text:span><text:span text:style-name="Strong_20_Emphasis"><text:span text:style-name="T31">&gt;”, “</text:span></text:span><text:span text:style-name="Strong_20_Emphasis"><text:span text:style-name="T32">email</text:span></text:span><text:span text:style-name="Strong_20_Emphasis"><text:span text:style-name="T31">”: “</text:span></text:span><text:span text:style-name="Strong_20_Emphasis"><text:span text:style-name="T32">&lt;user_email&gt;”</text:span></text:span><text:span text:style-name="Strong_20_Emphasis"><text:span text:style-name="T35">,</text:span></text:span><text:span text:style-name="Strong_20_Emphasis"><text:span text:style-name="T31"> “from_id”: “&lt;from_object&gt;”, “to_id”: “&lt;to_object&gt;”</text:span></text:span><text:span text:style-name="Strong_20_Emphasis"><text:span text:style-name="T32">, “</text:span></text:span><text:span text:style-name="Strong_20_Emphasis"><text:span text:style-name="T35">start_date</text:span></text:span><text:span text:style-name="Strong_20_Emphasis"><text:span text:style-name="T32">”: </text:span></text:span><text:span text:style-name="Strong_20_Emphasis"><text:span text:style-name="T35">“&lt;start_date&gt;”, “start_hour”: “&lt;start_hour&gt;”</text:span></text:span><text:span text:style-name="Strong_20_Emphasis"><text:span text:style-name="T31">}</text:span></text:span></text:p>
            </text:list-item>
          </text:list>
        </text:list-item>
        <text:list-item>
          <text:p text:style-name="P24"><text:span text:style-name="Strong_20_Emphasis"><text:span text:style-name="T45">Success Response:</text:span></text:span><text:span text:style-name="Strong_20_Emphasis"><text:span text:style-name="T6"> </text:span></text:span></text:p>
          <text:list>
            <text:list-item>
              <text:p text:style-name="P24"><text:span text:style-name="Strong_20_Emphasis"><text:span text:style-name="T42">Code</text:span></text:span><text:span text:style-name="Strong_20_Emphasis"><text:span text:style-name="T6">: </text:span></text:span><text:span text:style-name="T6">20</text:span><text:span text:style-name="T35">0</text:span><text:span text:style-name="T27"> Accepted</text:span></text:p>
            </text:list-item>
            <text:list-item>
              <text:p text:style-name="P24"><text:span text:style-name="Strong_20_Emphasis"><text:span text:style-name="T42">Content</text:span></text:span><text:span text:style-name="Strong_20_Emphasis"><text:span text:style-name="T6">: </text:span></text:span><text:span text:style-name="Strong_20_Emphasis"><text:span text:style-name="T27">None</text:span></text:span></text:p>
              <text:p text:style-name="P24"><text:span text:style-name="Source_20_Text"><text:span text:style-name="T10"/></text:span></text:p>
            </text:list-item>
          </text:list>
        </text:list-item>
        <text:list-item>
          <text:p text:style-name="P5"><text:s/><text:span text:style-name="T71">Error Response:</text:span></text:p>
          <text:list>
            <text:list-item>
              <text:p text:style-name="P5"><text:span text:style-name="T71">Code</text:span>: 400 Bad Request</text:p>
            </text:list-item>
            <text:list-item>
              <text:p text:style-name="P5"><text:soft-page-break/><text:span text:style-name="T71">Code</text:span>: 401 Unauthorized</text:p>
            </text:list-item>
            <text:list-item>
              <text:p text:style-name="P24"><text:span text:style-name="Strong_20_Emphasis"><text:span text:style-name="T46">Code</text:span></text:span><text:span text:style-name="Strong_20_Emphasis"><text:span text:style-name="T11">: </text:span></text:span><text:span text:style-name="Strong_20_Emphasis"><text:span text:style-name="T12">403 Forbidden</text:span></text:span></text:p>
            </text:list-item>
            <text:list-item>
              <text:p text:style-name="P24"><text:span text:style-name="Strong_20_Emphasis"><text:span text:style-name="T42">Code</text:span></text:span><text:span text:style-name="Strong_20_Emphasis"><text:span text:style-name="T6">: 404 N</text:span></text:span><text:span text:style-name="Strong_20_Emphasis"><text:span text:style-name="T12">ot Found</text:span></text:span></text:p>
            </text:list-item>
            <text:list-item>
              <text:p text:style-name="P24"><text:span text:style-name="Strong_20_Emphasis"><text:span text:style-name="T47">Code</text:span></text:span><text:span text:style-name="Strong_20_Emphasis"><text:span text:style-name="T12">: 500 Internal Server Error</text:span></text:span></text:p>
              <text:list>
                <text:list-item>
                  <text:p text:style-name="P24"><text:span text:style-name="Strong_20_Emphasis"><text:span text:style-name="T6">Content: <text:s/></text:span></text:span><text:span text:style-name="Strong_20_Emphasis"><text:span text:style-name="T11">{"code": &lt;code&gt;, "message": "&lt;message&gt;"}</text:span></text:span><text:span text:style-name="Source_20_Text"><text:span text:style-name="T40"><text:line-break/></text:span></text:span></text:p>
                </text:list-item>
              </text:list>
            </text:list-item>
          </text:list>
        </text:list-item>
        <text:list-item>
          <text:p text:style-name="P16">Sample Call:</text:p>
          <text:list>
            <text:list-item>
              <text:p text:style-name="P27"><text:span text:style-name="Strong_20_Emphasis"><text:span text:style-name="T13">$ </text:span></text:span><text:span text:style-name="Strong_20_Emphasis"><text:span text:style-name="T14">curl -X </text:span></text:span><text:span text:style-name="Strong_20_Emphasis"><text:span text:style-name="T28">P</text:span></text:span><text:span text:style-name="Strong_20_Emphasis"><text:span text:style-name="T31">U</text:span></text:span><text:span text:style-name="Strong_20_Emphasis"><text:span text:style-name="T28">T</text:span></text:span><text:span text:style-name="Strong_20_Emphasis"><text:span text:style-name="T14"> "</text:span></text:span><text:a xlink:type="simple" xlink:href="http://localhost:4300/api/v1/traffic" text:style-name="Internet_20_link" text:visited-style-name="Visited_20_Internet_20_Link"><text:span text:style-name="Strong_20_Emphasis"><text:span text:style-name="T51">http://localhost:4</text:span></text:span></text:a><text:a xlink:type="simple" xlink:href="http://localhost:4300/api/v1/traffic" text:style-name="Internet_20_link" text:visited-style-name="Visited_20_Internet_20_Link"><text:span text:style-name="Strong_20_Emphasis"><text:span text:style-name="T52">3</text:span></text:span></text:a><text:a xlink:type="simple" xlink:href="http://localhost:4300/api/v1/traffic" text:style-name="Internet_20_link" text:visited-style-name="Visited_20_Internet_20_Link"><text:span text:style-name="Strong_20_Emphasis"><text:span text:style-name="T51">00/</text:span></text:span></text:a><text:a xlink:type="simple" xlink:href="http://localhost:4300/api/v1/traffic" text:style-name="Internet_20_link" text:visited-style-name="Visited_20_Internet_20_Link"><text:span text:style-name="Strong_20_Emphasis"><text:span text:style-name="T53">api/v1/</text:span></text:span></text:a><text:span text:style-name="Strong_20_Emphasis"><text:span text:style-name="T55">merge</text:span></text:span><text:span text:style-name="Strong_20_Emphasis"><text:span text:style-name="T14">" </text:span></text:span><text:span text:style-name="Strong_20_Emphasis"><text:span text:style-name="T29"><text:s/></text:span></text:span><text:span text:style-name="Strong_20_Emphasis"><text:span text:style-name="T31">--data '{“</text:span></text:span><text:span text:style-name="Strong_20_Emphasis"><text:span text:style-name="T32">name</text:span></text:span><text:span text:style-name="Strong_20_Emphasis"><text:span text:style-name="T31">”: “</text:span></text:span><text:span text:style-name="Strong_20_Emphasis"><text:span text:style-name="T32">Admin</text:span></text:span><text:span text:style-name="Strong_20_Emphasis"><text:span text:style-name="T31">”, “</text:span></text:span><text:span text:style-name="Strong_20_Emphasis"><text:span text:style-name="T32">email</text:span></text:span><text:span text:style-name="Strong_20_Emphasis"><text:span text:style-name="T31">”: “</text:span></text:span><text:span text:style-name="Strong_20_Emphasis"><text:span text:style-name="T32">admin@mail.ru</text:span></text:span><text:span text:style-name="Strong_20_Emphasis"><text:span text:style-name="T31">”, “from_id”: 2, “to_id”: 1, </text:span></text:span><text:span text:style-name="Strong_20_Emphasis"><text:span text:style-name="T32">“</text:span></text:span><text:span text:style-name="Strong_20_Emphasis"><text:span text:style-name="T35">start_date</text:span></text:span><text:span text:style-name="Strong_20_Emphasis"><text:span text:style-name="T32">”: </text:span></text:span><text:span text:style-name="Strong_20_Emphasis"><text:span text:style-name="T35">“01.01.2017”, “start_hour”: “12:12”,</text:span></text:span><text:span text:style-name="Strong_20_Emphasis"><text:span text:style-name="T31">}' -H "Content-type: application/json"</text:span></text:span></text:p>
            </text:list-item>
          </text:list>
        </text:list-item>
        <text:list-item>
          <text:p text:style-name="P16">Notes</text:p>
          <text:list>
            <text:list-item>
              <text:p text:style-name="P5"><text:span text:style-name="T75">TODO</text:span></text:p>
            </text:list-item>
          </text:list>
        </text:list-item>
        <text:list-item>
          <text:p text:style-name="P16">Response Examples:</text:p>
          <text:list>
            <text:list-item>
              <text:p text:style-name="P19">400 Bad Request</text:p>
              <text:list>
                <text:list-item>
                  <text:p text:style-name="P13"><text:span text:style-name="Strong_20_Emphasis"><text:span text:style-name="T2">development</text:span></text:span><text:span text:style-name="Strong_20_Emphasis"><text:span text:style-name="T3"> - </text:span></text:span><text:span text:style-name="Strong_20_Emphasis"><text:span text:style-name="T4">{"code": </text:span></text:span><text:span text:style-name="Strong_20_Emphasis"><text:span text:style-name="T3">30</text:span></text:span><text:span text:style-name="Strong_20_Emphasis"><text:span text:style-name="T4">, "message": "</text:span></text:span><text:span text:style-name="Strong_20_Emphasis"><text:span text:style-name="T5">There is no object with such an IDs.</text:span></text:span><text:span text:style-name="Strong_20_Emphasis"><text:span text:style-name="T4">"}</text:span></text:span></text:p>
                </text:list-item>
              </text:list>
            </text:list-item>
            <text:list-item>
              <text:p text:style-name="P19">401 Unauthorized</text:p>
              <text:list>
                <text:list-item>
                  <text:p text:style-name="P26"><text:span text:style-name="Strong_20_Emphasis"><text:span text:style-name="T11">{"code": &lt;code&gt;, "message": "</text:span></text:span><text:span text:style-name="Strong_20_Emphasis"><text:span text:style-name="T12">The access token used in the request is incorrect or has expired</text:span></text:span><text:span text:style-name="Strong_20_Emphasis"><text:span text:style-name="T11">"}</text:span></text:span></text:p>
                </text:list-item>
                <text:list-item>
                  <text:p text:style-name="P26"><text:span text:style-name="Strong_20_Emphasis"><text:span text:style-name="T11">{"code": &lt;code&gt;, "message": "</text:span></text:span><text:span text:style-name="Strong_20_Emphasis"><text:span text:style-name="T15">No authentication token was provided in </text:span></text:span><text:span text:style-name="Strong_20_Emphasis"><text:span text:style-name="T34">the</text:span></text:span><text:span text:style-name="Strong_20_Emphasis"><text:span text:style-name="T15"> request</text:span></text:span><text:span text:style-name="Strong_20_Emphasis"><text:span text:style-name="T11">"}</text:span></text:span></text:p>
                </text:list-item>
              </text:list>
            </text:list-item>
            <text:list-item>
              <text:p text:style-name="P16">403 Forbidden</text:p>
              <text:list>
                <text:list-item>
                  <text:p text:style-name="P24"><text:span text:style-name="Strong_20_Emphasis"><text:span text:style-name="T11">{"code": &lt;code&gt;, "message": "</text:span></text:span><text:span text:style-name="Strong_20_Emphasis"><text:span text:style-name="T15">You are not authorized to perform this action</text:span></text:span><text:span text:style-name="Strong_20_Emphasis"><text:span text:style-name="T11">"}</text:span></text:span></text:p>
                </text:list-item>
              </text:list>
            </text:list-item>
            <text:list-item>
              <text:p text:style-name="P16">404 Not Found</text:p>
              <text:list>
                <text:list-item>
                  <text:p text:style-name="P10">TODO</text:p>
                </text:list-item>
              </text:list>
            </text:list-item>
            <text:list-item>
              <text:p text:style-name="P16">500 Internal Server Error</text:p>
              <text:list>
                <text:list-item>
                  <text:p text:style-name="P26"><text:span text:style-name="Strong_20_Emphasis"><text:span text:style-name="T11">{"code": &lt;code&gt;, "message": "</text:span></text:span><text:span text:style-name="Strong_20_Emphasis"><text:span text:style-name="T18">An unknown internal error occurred.</text:span></text:span><text:span text:style-name="Strong_20_Emphasis"><text:span text:style-name="T11">"</text:span></text:span></text:p>
                </text:list-item>
              </text:list>
            </text:list-item>
          </text:list>
        </text:list-item>
      </text:list>
      <text:p text:style-name="P33"/>
      <text:p text:style-name="P33"/>
      <text:p text:style-name="P30"/>
      <text:p text:style-name="P30"/>
      <text:p text:style-name="P30"/>
      <text:p text:style-name="P30"/>
      <text:p text:style-name="P31"><text:soft-page-break/>3.<text:span text:style-name="T78">3</text:span>. <text:span text:style-name="T78">Delete</text:span> Object</text:p>
      <text:p text:style-name="P8"><text:span text:style-name="T78">Delete</text:span> the data of one user in the database.</text:p>
      <text:list xml:id="list15801543663596" text:continue-numbering="true" text:style-name="L1">
        <text:list-item>
          <text:p text:style-name="P27"><text:span text:style-name="Strong_20_Emphasis"><text:span text:style-name="T42">URL:</text:span></text:span><text:span text:style-name="Strong_20_Emphasis"><text:span text:style-name="T6"><text:line-break/><text:tab/></text:span></text:span><text:span text:style-name="T7">{base-URL}</text:span><text:span text:style-name="T8">/</text:span><text:span text:style-name="T35">object</text:span><text:span text:style-name="T8">/:</text:span><text:span text:style-name="T19">[</text:span><text:span text:style-name="T24">object</text:span><text:span text:style-name="T19">]</text:span></text:p>
        </text:list-item>
        <text:list-item>
          <text:p text:style-name="P27"><text:span text:style-name="Strong_20_Emphasis"><text:span text:style-name="T42">Method:</text:span></text:span><text:span text:style-name="Strong_20_Emphasis"><text:span text:style-name="T6"><text:line-break/> </text:span></text:span><text:span text:style-name="Strong_20_Emphasis"><text:span text:style-name="T20"><text:tab/></text:span></text:span><text:span text:style-name="Strong_20_Emphasis"><text:span text:style-name="T35">DELETE</text:span></text:span></text:p>
        </text:list-item>
        <text:list-item>
          <text:p text:style-name="P27"><text:span text:style-name="T43">U</text:span><text:span text:style-name="T44">RL Parameters:</text:span></text:p>
          <text:list>
            <text:list-item>
              <text:p text:style-name="P27"><text:span text:style-name="T68">Required:</text:span><text:span text:style-name="T69"> <text:s/></text:span></text:p>
              <text:list>
                <text:list-item>
                  <text:p text:style-name="P27"><text:span text:style-name="Strong_20_Emphasis"><text:span text:style-name="T9">ob</text:span></text:span><text:span text:style-name="Strong_20_Emphasis"><text:span text:style-name="T24">ject</text:span></text:span><text:span text:style-name="Source_20_Text"><text:span text:style-name="T9">=[string] – </text:span></text:span><text:span text:style-name="Source_20_Text"><text:span text:style-name="T21">the </text:span></text:span><text:span text:style-name="Source_20_Text"><text:span text:style-name="T24">object</text:span></text:span><text:span text:style-name="Source_20_Text"><text:span text:style-name="T8"> </text:span></text:span><text:span text:style-name="Source_20_Text"><text:span text:style-name="T22">id</text:span></text:span></text:p>
                </text:list-item>
              </text:list>
            </text:list-item>
            <text:list-item>
              <text:p text:style-name="P27"><text:span text:style-name="T68">Optional:</text:span><text:span text:style-name="T69"> <text:s/></text:span><text:span text:style-name="T9">None</text:span></text:p>
            </text:list-item>
            <text:list-item>
              <text:p text:style-name="P27"><text:span text:style-name="Strong_20_Emphasis"><text:span text:style-name="T59">Data </text:span></text:span><text:span text:style-name="Strong_20_Emphasis"><text:span text:style-name="T63">P</text:span></text:span><text:span text:style-name="Strong_20_Emphasis"><text:span text:style-name="T59">ara</text:span></text:span><text:span text:style-name="Strong_20_Emphasis"><text:span text:style-name="T63">meter</text:span></text:span><text:span text:style-name="Strong_20_Emphasis"><text:span text:style-name="T59">s</text:span></text:span><text:span text:style-name="Strong_20_Emphasis"><text:span text:style-name="T42">:</text:span></text:span><text:span text:style-name="Strong_20_Emphasis"><text:span text:style-name="T6"> </text:span></text:span></text:p>
              <text:p text:style-name="P28"><text:span text:style-name="Strong_20_Emphasis"><text:span text:style-name="T31">{“</text:span></text:span><text:span text:style-name="Strong_20_Emphasis"><text:span text:style-name="T32">name</text:span></text:span><text:span text:style-name="Strong_20_Emphasis"><text:span text:style-name="T31">”: “&lt;</text:span></text:span><text:span text:style-name="Strong_20_Emphasis"><text:span text:style-name="T32">user_name</text:span></text:span><text:span text:style-name="Strong_20_Emphasis"><text:span text:style-name="T31">&gt;”, “</text:span></text:span><text:span text:style-name="Strong_20_Emphasis"><text:span text:style-name="T32">email</text:span></text:span><text:span text:style-name="Strong_20_Emphasis"><text:span text:style-name="T31">”: “</text:span></text:span><text:span text:style-name="Strong_20_Emphasis"><text:span text:style-name="T32">&lt;user_email&gt;”</text:span></text:span><text:span text:style-name="Strong_20_Emphasis"><text:span text:style-name="T36">}</text:span></text:span></text:p>
            </text:list-item>
          </text:list>
        </text:list-item>
        <text:list-item>
          <text:p text:style-name="P27"><text:span text:style-name="Strong_20_Emphasis"><text:span text:style-name="T45">Success Response:</text:span></text:span><text:span text:style-name="Strong_20_Emphasis"><text:span text:style-name="T6"> </text:span></text:span></text:p>
          <text:list>
            <text:list-item>
              <text:p text:style-name="P27"><text:span text:style-name="Strong_20_Emphasis"><text:span text:style-name="T42">Code</text:span></text:span><text:span text:style-name="Strong_20_Emphasis"><text:span text:style-name="T6">: </text:span></text:span><text:span text:style-name="T6">20</text:span><text:span text:style-name="T35">0</text:span></text:p>
            </text:list-item>
            <text:list-item>
              <text:p text:style-name="P27"><text:span text:style-name="Strong_20_Emphasis"><text:span text:style-name="T42">Content</text:span></text:span><text:span text:style-name="Strong_20_Emphasis"><text:span text:style-name="T6">: </text:span></text:span><text:span text:style-name="Strong_20_Emphasis"><text:span text:style-name="T27">None</text:span></text:span></text:p>
              <text:p text:style-name="P27"><text:span text:style-name="Source_20_Text"><text:span text:style-name="T10"/></text:span></text:p>
            </text:list-item>
          </text:list>
        </text:list-item>
        <text:list-item>
          <text:p text:style-name="P6"><text:s/><text:span text:style-name="T71">Error Response:</text:span></text:p>
          <text:list>
            <text:list-item>
              <text:p text:style-name="P6"><text:span text:style-name="T71">Code</text:span>: 400 Bad Request</text:p>
            </text:list-item>
            <text:list-item>
              <text:p text:style-name="P6"><text:span text:style-name="T71">Code</text:span>: 401 Unauthorized</text:p>
            </text:list-item>
            <text:list-item>
              <text:p text:style-name="P27"><text:span text:style-name="Strong_20_Emphasis"><text:span text:style-name="T46">Code</text:span></text:span><text:span text:style-name="Strong_20_Emphasis"><text:span text:style-name="T11">: </text:span></text:span><text:span text:style-name="Strong_20_Emphasis"><text:span text:style-name="T12">403 Forbidden</text:span></text:span></text:p>
            </text:list-item>
            <text:list-item>
              <text:p text:style-name="P27"><text:span text:style-name="Strong_20_Emphasis"><text:span text:style-name="T42">Code</text:span></text:span><text:span text:style-name="Strong_20_Emphasis"><text:span text:style-name="T6">: 404 N</text:span></text:span><text:span text:style-name="Strong_20_Emphasis"><text:span text:style-name="T12">ot Found</text:span></text:span></text:p>
            </text:list-item>
            <text:list-item>
              <text:p text:style-name="P27"><text:span text:style-name="Strong_20_Emphasis"><text:span text:style-name="T47">Code</text:span></text:span><text:span text:style-name="Strong_20_Emphasis"><text:span text:style-name="T12">: 500 Internal Server Error</text:span></text:span></text:p>
              <text:list>
                <text:list-item>
                  <text:p text:style-name="P27"><text:span text:style-name="Strong_20_Emphasis"><text:span text:style-name="T6">Content: <text:s/></text:span></text:span><text:span text:style-name="Strong_20_Emphasis"><text:span text:style-name="T11">{"code": &lt;code&gt;, "message": "&lt;message&gt;"}</text:span></text:span><text:span text:style-name="Source_20_Text"><text:span text:style-name="T40"><text:line-break/></text:span></text:span></text:p>
                </text:list-item>
              </text:list>
            </text:list-item>
          </text:list>
        </text:list-item>
        <text:list-item>
          <text:p text:style-name="P17">Sample Call:</text:p>
          <text:list>
            <text:list-item>
              <text:p text:style-name="P27"><text:span text:style-name="Strong_20_Emphasis"><text:span text:style-name="T13">$ </text:span></text:span><text:span text:style-name="Strong_20_Emphasis"><text:span text:style-name="T14">curl -X </text:span></text:span><text:span text:style-name="Strong_20_Emphasis"><text:span text:style-name="T36">DELETE</text:span></text:span><text:span text:style-name="Strong_20_Emphasis"><text:span text:style-name="T14"> "</text:span></text:span><text:a xlink:type="simple" xlink:href="http://localhost:4300/api/v1/traffic" text:style-name="Internet_20_link" text:visited-style-name="Visited_20_Internet_20_Link"><text:span text:style-name="Strong_20_Emphasis"><text:span text:style-name="T51">http://localhost:4</text:span></text:span></text:a><text:a xlink:type="simple" xlink:href="http://localhost:4300/api/v1/traffic" text:style-name="Internet_20_link" text:visited-style-name="Visited_20_Internet_20_Link"><text:span text:style-name="Strong_20_Emphasis"><text:span text:style-name="T52">3</text:span></text:span></text:a><text:a xlink:type="simple" xlink:href="http://localhost:4300/api/v1/traffic" text:style-name="Internet_20_link" text:visited-style-name="Visited_20_Internet_20_Link"><text:span text:style-name="Strong_20_Emphasis"><text:span text:style-name="T51">00/</text:span></text:span></text:a><text:a xlink:type="simple" xlink:href="http://localhost:4300/api/v1/traffic" text:style-name="Internet_20_link" text:visited-style-name="Visited_20_Internet_20_Link"><text:span text:style-name="Strong_20_Emphasis"><text:span text:style-name="T53">api/v1/</text:span></text:span></text:a><text:a xlink:type="simple" xlink:href="http://localhost:4300/api/v1/traffic" text:style-name="Internet_20_link" text:visited-style-name="Visited_20_Internet_20_Link"><text:span text:style-name="Strong_20_Emphasis"><text:span text:style-name="T56">o</text:span></text:span></text:a><text:span text:style-name="T56">bject/1</text:span><text:span text:style-name="Strong_20_Emphasis"><text:span text:style-name="T14">" </text:span></text:span><text:span text:style-name="Strong_20_Emphasis"><text:span text:style-name="T29"><text:s/></text:span></text:span><text:span text:style-name="Strong_20_Emphasis"><text:span text:style-name="T31">--data '{“</text:span></text:span><text:span text:style-name="Strong_20_Emphasis"><text:span text:style-name="T32">name</text:span></text:span><text:span text:style-name="Strong_20_Emphasis"><text:span text:style-name="T31">”: “</text:span></text:span><text:span text:style-name="Strong_20_Emphasis"><text:span text:style-name="T32">Admin</text:span></text:span><text:span text:style-name="Strong_20_Emphasis"><text:span text:style-name="T31">”, “</text:span></text:span><text:span text:style-name="Strong_20_Emphasis"><text:span text:style-name="T32">email</text:span></text:span><text:span text:style-name="Strong_20_Emphasis"><text:span text:style-name="T31">”: “</text:span></text:span><text:span text:style-name="Strong_20_Emphasis"><text:span text:style-name="T32">admin@mail.ru</text:span></text:span><text:span text:style-name="Strong_20_Emphasis"><text:span text:style-name="T31">”}' -H "Content-type: application/json"</text:span></text:span></text:p>
            </text:list-item>
          </text:list>
        </text:list-item>
        <text:list-item>
          <text:p text:style-name="P17">Notes:</text:p>
          <text:list>
            <text:list-item>
              <text:p text:style-name="P6"><text:span text:style-name="T75">TODO</text:span></text:p>
            </text:list-item>
          </text:list>
        </text:list-item>
        <text:list-item>
          <text:p text:style-name="P17">Response Examples:</text:p>
          <text:list>
            <text:list-item>
              <text:p text:style-name="P20">400 Bad Request</text:p>
              <text:list>
                <text:list-item>
                  <text:p text:style-name="P14"><text:span text:style-name="Strong_20_Emphasis"><text:span text:style-name="T2">development</text:span></text:span><text:span text:style-name="Strong_20_Emphasis"><text:span text:style-name="T3"> - </text:span></text:span><text:span text:style-name="Strong_20_Emphasis"><text:span text:style-name="T4">{"code": </text:span></text:span><text:span text:style-name="Strong_20_Emphasis"><text:span text:style-name="T3">30</text:span></text:span><text:span text:style-name="Strong_20_Emphasis"><text:span text:style-name="T4">, "message": "</text:span></text:span><text:span text:style-name="Strong_20_Emphasis"><text:span text:style-name="T5">There is no object with such an ID.</text:span></text:span><text:span text:style-name="Strong_20_Emphasis"><text:span text:style-name="T4">"}</text:span></text:span></text:p>
                </text:list-item>
              </text:list>
            </text:list-item>
            <text:list-item>
              <text:p text:style-name="P20">401 Unauthorized</text:p>
              <text:list>
                <text:list-item>
                  <text:p text:style-name="P27"><text:soft-page-break/><text:span text:style-name="Strong_20_Emphasis"><text:span text:style-name="T11">{"code": &lt;code&gt;, "message": "</text:span></text:span><text:span text:style-name="Strong_20_Emphasis"><text:span text:style-name="T12">The access token used in the request is incorrect or has expired</text:span></text:span><text:span text:style-name="Strong_20_Emphasis"><text:span text:style-name="T11">"}</text:span></text:span></text:p>
                </text:list-item>
                <text:list-item>
                  <text:p text:style-name="P27"><text:span text:style-name="Strong_20_Emphasis"><text:span text:style-name="T11">{"code": &lt;code&gt;, "message": "</text:span></text:span><text:span text:style-name="Strong_20_Emphasis"><text:span text:style-name="T15">No authentication token was provided in </text:span></text:span><text:span text:style-name="Strong_20_Emphasis"><text:span text:style-name="T34">the</text:span></text:span><text:span text:style-name="Strong_20_Emphasis"><text:span text:style-name="T15"> request</text:span></text:span><text:span text:style-name="Strong_20_Emphasis"><text:span text:style-name="T11">"}</text:span></text:span></text:p>
                </text:list-item>
              </text:list>
            </text:list-item>
            <text:list-item>
              <text:p text:style-name="P17">403 Forbidden</text:p>
              <text:list>
                <text:list-item>
                  <text:p text:style-name="P27"><text:span text:style-name="Strong_20_Emphasis"><text:span text:style-name="T11">{"code": &lt;code&gt;, "message": "</text:span></text:span><text:span text:style-name="Strong_20_Emphasis"><text:span text:style-name="T15">You are not authorized to perform this action</text:span></text:span><text:span text:style-name="Strong_20_Emphasis"><text:span text:style-name="T11">"}</text:span></text:span></text:p>
                </text:list-item>
              </text:list>
            </text:list-item>
            <text:list-item>
              <text:p text:style-name="P17">404 Not Found</text:p>
              <text:list>
                <text:list-item>
                  <text:p text:style-name="P11">TODO</text:p>
                </text:list-item>
              </text:list>
            </text:list-item>
            <text:list-item>
              <text:p text:style-name="P17">500 Internal Server Error</text:p>
              <text:list>
                <text:list-item>
                  <text:p text:style-name="P27"><text:span text:style-name="Strong_20_Emphasis"><text:span text:style-name="T11">{"code": &lt;code&gt;, "message": "</text:span></text:span><text:span text:style-name="Strong_20_Emphasis"><text:span text:style-name="T18">An unknown internal error occurred.</text:span></text:span><text:span text:style-name="Strong_20_Emphasis"><text:span text:style-name="T11">"</text:span></text:span></text:p>
                </text:list-item>
              </text:list>
            </text:list-item>
          </text:list>
        </text:list-item>
      </text:list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pan text:style-name="Strong_20_Emphasis"><text:span text:style-name="T3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style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22:32:38.173358234</meta:creation-date>
    <dc:date>2017-07-26T01:58:00.433104746</dc:date>
    <meta:editing-duration>PT7M6S</meta:editing-duration>
    <meta:editing-cycles>1</meta:editing-cycles>
    <meta:document-statistic meta:table-count="0" meta:image-count="0" meta:object-count="0" meta:page-count="5" meta:paragraph-count="109" meta:word-count="600" meta:character-count="3888" meta:non-whitespace-character-count="3442"/>
    <meta:generator>LibreOffice/4.2.8.2$Linux_X86_64 LibreOffice_project/420m0$Build-2</meta:generator>
  </office:meta>
</office:document-meta>
</file>